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bayesian network will be the final one that we use (we could maybe add 1,2 more nodes but not really needed)</text:p>
      <text:p text:style-name="Standard"/>
      <text:p text:style-name="Standard">I have changed some dependences, for example we don't need the jurisdiction relation with Outcome since it is implicit in the other ones. </text:p>
      <text:p text:style-name="Standard"/>
      <text:p text:style-name="Standard">Precinct depends on the Borough and if it occured in a park (we don't care if it occured in a street or house because that does not necessarily affect the location since there are a lot of houses and streets everywhere).</text:p>
      <text:p text:style-name="Standard"/>
      <text:p text:style-name="Standard">We change the values of the variable Location to Inside or Outside (all the 4 values that are not inside) so everything is easier and it does not affect the results that much.</text:p>
      <text:p text:style-name="Standard"/>
      <text:p text:style-name="Standard">Now with the premises, we take into account if the crime was in the street (30% of them occur there), in a housing department or in a park. Here we could maybe add another place but not really needed. If the answer to all of these 3 places is NO then we are in the case Others (we take as others everything that is not a park, street or housing).</text:p>
      <text:p text:style-name="Standard"/>
      <text:p text:style-name="Standard">We delete the variable internal description, with this we can increase the number of values of the variable Description (making the Bayesian Network more complete) until 14. So the outcome table of conditional probabilities will have 336 entries (doable I think). The one that will be large is the Description one but most of the values are easy to complete so I don't think it will be a problem. With taking into account 8 places we have that this table will have 896 entries... We can still take the number of values of description down to 12 (or take the places down to 6/7 if we need to make it even smaller) so the tables get smaller.</text:p>
      <text:p text:style-name="Standard"/>
      <text:p text:style-name="Standard">I thought it won't be that important to take into account the most likely values but the ones that will be representative of the conditional relations, for example take nightclub or restaurant into the places as those will have a clear conditional relationship with time or type of cr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1 </meta:initial-creator>
    <meta:creation-date>2017-04-21T17:04:32</meta:creation-date>
    <dc:date>2017-04-21T18:10:39</dc:date>
    <dc:creator>Admin1 </dc:creator>
    <meta:editing-duration>PT53M27S</meta:editing-duration>
    <meta:editing-cycles>6</meta:editing-cycles>
    <meta:generator>LibreOffice/3.5$Linux_X86_64 LibreOffice_project/350m1$Build-2</meta:generator>
    <meta:document-statistic meta:table-count="0" meta:image-count="0" meta:object-count="0" meta:page-count="1" meta:paragraph-count="7" meta:word-count="355" meta:character-count="1919" meta:non-whitespace-character-count="1570"/>
  </office:meta>
</office:document-meta>
</file>